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pilogue" svg:font-family="Epilogue, sans-serif"/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41cm" loext:contextual-spacing="false" fo:line-height="138%" style:writing-mode="lr-tb"/>
      <style:text-properties fo:font-variant="normal" fo:text-transform="none" fo:color="#036b52" style:text-line-through-style="none" style:text-line-through-type="none" style:font-name="Epilogue" fo:font-size="26pt" fo:font-style="normal" style:text-underline-style="none" fo:font-weight="bold" style:text-blinking="false" fo:background-color="#ffffff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8761d" style:text-line-through-style="none" style:text-line-through-type="none" style:font-name="Inter" fo:font-size="11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c4043" style:text-line-through-style="none" style:text-line-through-type="none" style:font-name="Inter" fo:font-size="10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36b52" style:text-line-through-style="none" style:text-line-through-type="none" style:font-name="Inter" fo:font-size="10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36b52" style:text-line-through-style="none" style:text-line-through-type="none" style:font-name="Inter" fo:font-size="10pt" fo:font-style="normal" style:text-underline-style="none" fo:font-weight="bold" style:text-blinking="false" fo:background-color="#f9f9f9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/>
    </style:style>
    <style:style style:name="T1" style:family="text">
      <style:text-properties fo:font-variant="normal" fo:text-transform="none" fo:color="#3c4043" style:text-line-through-style="none" style:text-line-through-type="none" style:font-name="Inter" fo:font-size="10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3c4043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Inter" fo:font-size="10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4" style:family="text">
      <style:text-properties fo:font-variant="normal" fo:text-transform="none" fo:color="#3d495c" style:text-line-through-style="none" style:text-line-through-type="none" style:font-name="Inter" fo:font-size="10pt" fo:font-style="normal" style:text-underline-style="none" fo:font-weight="normal" style:text-blinking="false" fo:background-color="#f9f9f9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594d5f0d-7fff-30f0-1f5c-fe376b44e482"/>Meu primeiro PDI na Trybe</text:p>
      <text:p text:style-name="Text_20_body"/>
      <text:p text:style-name="P2">Salve uma cópia deste documento em seu drive pessoal ou computador antes de realizar o preenchimento das seções abaixo. A sua versão personalizada será recuperada durante a nossa trilha de soft skills e nos seus encontros individuais com a Facilitação. </text:p>
      <text:p text:style-name="Text_20_body"/>
      <text:p text:style-name="P3">Nome:</text:p>
      <text:p text:style-name="P3">Data de criação do PDI:</text:p>
      <text:p text:style-name="P3">Turma/tribo:</text:p>
      <text:p text:style-name="Text_20_body"/>
      <text:p text:style-name="P4">PRIMEIRA PARTE</text:p>
      <text:p text:style-name="P8"><text:span text:style-name="T1">Lembra de quando nós fizemos o </text:span><text:a xlink:type="simple" xlink:href="https://app.betrybe.com/course/soft-skills/lideranca/autolideranca/e05afd48-4c2f-487b-a5ac-49b1abdac4d7/quem-influencia-voce/de549614-5ddd-44cf-8f7a-67c598e4ab6a?use_case=side_bar" text:style-name="Internet_20_link" text:visited-style-name="Visited_20_Internet_20_Link"><text:span text:style-name="T3">exercício de autoliderança</text:span></text:a><text:span text:style-name="T2"> </text:span><text:span text:style-name="T1">e pedimos para você guardar em um papel ou editor de textos digital a sua reflexão sobre </text:span><text:span text:style-name="T4">onde você está e aonde você quer chegar? Agora é o momento de recuperarmos esse material. Escreva abaixo os pontos destacados por você naquele momento:</text:span></text:p>
      <text:p text:style-name="Text_20_body"/>
      <text:list xml:id="list3999499969" text:style-name="L1">
        <text:list-item>
          <text:p text:style-name="P9">Ponto 1</text:p>
        </text:list-item>
        <text:list-item>
          <text:p text:style-name="P9">Ponto 2</text:p>
        </text:list-item>
        <text:list-item>
          <text:p text:style-name="P9">Ponto 3</text:p>
        </text:list-item>
        <text:list-item>
          <text:p text:style-name="P9">Ponto 4...</text:p>
        </text:list-item>
      </text:list>
      <text:p text:style-name="Text_20_body"><text:line-break/></text:p>
      <text:p text:style-name="P5">SEGUNDA PARTE</text:p>
      <text:p text:style-name="P6">Reflita se os pontos destacados acima ainda fazem sentido para você. Você deve manter ou alterar o que escreveu tendo em mente que entre as suas prioridades nos próximos meses estão se formar na Trybe e trabalhar como dev. </text:p>
      <text:p text:style-name="Text_20_body"/>
      <text:p text:style-name="P5">TERCEIRA PARTE</text:p>
      <text:p text:style-name="P7">Considerando o seu momento de reflexão, preencha os espaços abaixo com os seus desejos, sejam eles pessoais ou profissionais. Nós simplificamos o modelo 5W2H para este primeiro exercício, no qual vamos focar no curto e médio prazos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pilogue" svg:font-family="Epilogue, sans-serif"/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4:48:11.874156228</meta:creation-date>
    <dc:date>2022-11-23T14:49:26.349260625</dc:date>
    <meta:editing-duration>PT1M14S</meta:editing-duration>
    <meta:editing-cycles>1</meta:editing-cycles>
    <meta:document-statistic meta:table-count="0" meta:image-count="0" meta:object-count="0" meta:page-count="1" meta:paragraph-count="16" meta:word-count="197" meta:character-count="1152" meta:non-whitespace-character-count="971"/>
    <meta:generator>LibreOffice/6.4.7.2$Linux_X86_64 LibreOffice_project/40$Build-2</meta:generator>
  </office:meta>
</office:document-meta>
</file>